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cm" fo:min-width="17.9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9.7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24.97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10pt" style:text-underline-style="solid" style:text-underline-width="auto" style:text-underline-color="font-color" fo:font-weight="normal" style:font-size-asian="10pt" style:font-weight-asian="normal" style:font-name-complex="TimesNewRoman1" style:font-size-complex="10pt" style:font-weight-complex="normal"/>
    </style:style>
    <style:style style:name="T14" style:family="text">
      <style:text-properties fo:color="#000000" style:font-name="TimesNewRoman1" fo:font-size="9pt" style:font-size-asian="9pt" style:font-name-complex="TimesNewRoman1" style:font-size-complex="9pt"/>
    </style:style>
    <style:style style:name="T15" style:family="text">
      <style:text-properties fo:color="#000000" style:font-name="TimesNewRoman1" fo:font-size="8pt" style:font-size-asian="8pt" style:font-name-complex="TimesNewRoman1" style:font-size-complex="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8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9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6.025cm" svg:height="0.39cm" svg:x="3.197cm" svg:y="8.121cm">
          <draw:text-box>
            <text:p text:style-name="P1"><text:span text:style-name="T1"><text:s text:c="6"/></text:span><text:span text:style-name="T3"><text:s text:c="65"/></text:span><text:span text:style-name="T3">Обработка матриц <text:s text:c="76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89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0"/></text:span><text:span text:style-name="T3"><text:s text:c="3"/></text:span><text:span text:style-name="T3">Научиться составлять программы на языке Си, производящие обработку квадратных мат- 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/></text:span><text:span text:style-name="T3">риц. <text:s text:c="182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3"><text:s text:c="190"/>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____________________________________________________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4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3"><text:s/></text:span><text:span text:style-name="T3">Перестановка строк с минимальным и максимальным произведением элементов</text:span></text:p>
          </draw:text-box>
        </draw:frame>
        <draw:frame draw:style-name="gr9" draw:text-style-name="P2" draw:layer="layout" svg:width="17.96cm" svg:height="0.39cm" svg:x="1.569cm" svg:y="11.772cm">
          <draw:text-box>
            <text:p text:style-name="P1"><text:span text:style-name="T1"><text:s text:c="9"/></text:span><text:span text:style-name="T3">(с максимальными номерами соответственно).</text:span><text:span text:style-name="T3"> <text:s text:c="112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3"><text:s text:c="189"/>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__________________________________________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имя узла сети __________________ с <text:s text:c="2"/>ОП ______________ </text:span><text:span text:style-name="T1">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__________ адрес __________________. Принтер <text:s/></text:span><text:span text:style-name="T1"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</text:span><text:span text:style-name="T1">____________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_______________________________________</text:span><text:span text:style-name="T1">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если 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_____ 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156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_______________________________________</text:span><text:span text:style-name="T1">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обеспечение 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_______________________ <text:s/>версия 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__________________________________________________ версия </text:span><text:span text:style-name="T1">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__________________________________________________________ версия </text:span><text:span text:style-name="T1">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_______________________________________</text:span><text:span text:style-name="T1">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</text:span><text:span text:style-name="T1">данных________________________________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_______________________________________</text:span><text:span text:style-name="T1">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__________________ версия 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______________________________________________версия 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_</text:span><text:span text:style-name="T1"> версия </text:span><text:span text:style-name="T1">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_______________________________________</text:span><text:span text:style-name="T1">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_______________________________________</text:span><text:span text:style-name="T1">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домашнем компьютере </text:span><text:span text:style-name="T1">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_______________________________________</text:span><text:span text:style-name="T1">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</text:span><text:span text:style-name="T8">15</text:span></text:p>
          </draw:text-box>
        </draw:frame>
        <draw:frame draw:style-name="gr32" draw:text-style-name="P4" draw:layer="layout" svg:width="6.424cm" svg:height="0.505cm" svg:x="13.3cm" svg:y="1.5cm">
          <draw:text-box>
            <text:p text:style-name="P1"><text:span text:style-name="T9">по</text:span><text:span text:style-name="T10"> кур</text:span><text:span text:style-name="T9">су</text:span><text:span text:style-name="T11"> Вычислительные 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Александрович</text:span><text:span text:style-name="T1">, <text:s/>№ по списку <text:s/></text:span><text:span text:style-name="T3">1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8 » </text:span><text:span text:style-name="T13">декабря</text:span><text:span text:style-name="T3"> </text:span><text:span text:style-name="T12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преп.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Идея, метод, 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4"><text:s text:c="13"/></text:span><text:span text:style-name="T15">решения задачи (в формах: словесной, псевдокода, графической [блок-схема, диаграмма, 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5">таблица] <text:s/>или формальные спецификации с пред- и 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5"><text:s text:c="15"/></text:span><text:span text:style-name="T15">[план работы, первоначальный текст программы в черновике (можно на отдельном 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5">тесты либо соображения 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лабораторной 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5.8cm" svg:y="26.905cm">
          <draw:text-box>
            <text:p text:style-name="P1"><text:span text:style-name="T5">Допущен к выполнению работы. </text:span><text:span text:style-name="T2"><text:s/>Подпись преподавателя ________________</text:span></text:p>
          </draw:text-box>
        </draw:frame>
        <draw:frame draw:style-name="gr50" draw:text-style-name="P9" draw:layer="layout" svg:width="17.934cm" svg:height="12.1cm" svg:x="1.9cm" svg:y="13.7cm">
          <draw:text-box>
            <text:p><text:span text:style-name="T16">1) Придумать алгоритм для решения задачи.</text:span></text:p>
            <text:p><text:span text:style-name="T16">2) Реализовать функцию ввода матрицы scanMatr.</text:span></text:p>
            <text:p><text:span text:style-name="T16">3) Реализовать функцию вывода матрицы printMatr.</text:span></text:p>
            <text:p><text:span text:style-name="T16">4) Реализовать функцию произведения элементов строки getMultLine.</text:span></text:p>
            <text:p><text:span text:style-name="T16">5) Реализовать функцию преобразования матрицы transformMatr.</text:span></text:p>
            <text:p><text:span text:style-name="T16">6) Реализовать функцию main.</text:span></text:p>
            <text:p><text:span text:style-name="T16">7) Проверить работу программы на следующих тестах:</text:span></text:p>
            <text:p><text:span text:style-name="T16"><text:s text:c="4"/></text:span><text:span text:style-name="T16">- Тест: 1 <text:s text:c="8"/>Ответ: 1</text:span></text:p>
            <text:p><text:span text:style-name="T16"><text:s text:c="16"/></text:span><text:span text:style-name="T16">1 </text:span></text:p>
            <text:p><text:span text:style-name="T16"><text:s text:c="4"/></text:span><text:span text:style-name="T16">- Тест: 2 <text:s text:c="8"/>Ответ: 1 3 </text:span></text:p>
            <text:p><text:span text:style-name="T16"><text:s text:c="16"/></text:span><text:span text:style-name="T16">1 2 <text:s text:c="16"/>2 4</text:span></text:p>
            <text:p><text:span text:style-name="T16"><text:s text:c="16"/></text:span><text:span text:style-name="T16">3 4 <text:s/></text:span></text:p>
            <text:p><text:span text:style-name="T16"><text:s text:c="4"/></text:span><text:span text:style-name="T16">- Тест: 3 <text:s text:c="8"/>Ответ: 7 8 9</text:span></text:p>
            <text:p><text:span text:style-name="T16"><text:s text:c="16"/></text:span><text:span text:style-name="T16">1 2 3 <text:s text:c="13"/>4 5 6</text:span></text:p>
            <text:p><text:span text:style-name="T16"><text:s text:c="16"/></text:span><text:span text:style-name="T16">4 5 6 <text:s text:c="13"/>1 2 3</text:span></text:p>
            <text:p><text:span text:style-name="T16"><text:s text:c="16"/></text:span><text:span text:style-name="T16">7 8 9. </text:span></text:p>
            <text:p><text:span text:style-name="T16"><text:s text:c="4"/></text:span><text:span text:style-name="T16">- Тест: 3 <text:s text:c="8"/>Ответ: 1 2 3 </text:span></text:p>
            <text:p><text:span text:style-name="T16"><text:s text:c="16"/></text:span><text:span text:style-name="T16">-1 2 3 <text:s text:c="13"/>-1 2 3</text:span></text:p>
            <text:p><text:span text:style-name="T16"><text:s text:c="17"/></text:span><text:span text:style-name="T16">1 2 3 <text:s text:c="14"/>1 0 9</text:span></text:p>
            <text:p><text:span text:style-name="T16"><text:s text:c="17"/></text:span><text:span text:style-name="T16">1 0 9</text:span></text:p>
            <text:p><text:span text:style-name="T16"><text:s text:c="4"/></text:span><text:span text:style-name="T16">- Тест: 2 <text:s text:c="8"/>Ответ: 1 0</text:span></text:p>
            <text:p><text:span text:style-name="T16"><text:s text:c="16"/></text:span><text:span text:style-name="T16">1 0 <text:s text:c="17"/>0 1</text:span></text:p>
            <text:p><text:span text:style-name="T16"><text:s text:c="16"/></text:span><text:span text:style-name="T16">0 1</text:span></text:p>
          </draw:text-box>
        </draw:frame>
        <draw:frame draw:style-name="gr51" draw:text-style-name="P9" draw:layer="layout" svg:width="17.5cm" svg:height="9.7cm" svg:x="1.8cm" svg:y="2.3cm">
          <draw:text-box>
            <text:p><text:span text:style-name="T16">В функции обработки матрицы нужно объявить переменные min_l, max_l, которые будут </text:span><text:span text:style-name="T16">обозначать номера строк с минимальным и максимальным произведением элементов </text:span><text:span text:style-name="T16">соответственно; и переменные min_n, max_n, которые будут хранить значения минимального и </text:span><text:span text:style-name="T16">максимального произведения элементов.</text:span></text:p>
            <text:p><text:span text:style-name="T16">Первый цикл пройдёт по всем строкам матрицы и найдёт значения вышеперечисленных </text:span><text:span text:style-name="T16">переменных. Второй цикл поменяет строки с номерами min_l и max_l.</text:span></text:p>
            <text:p><text:span text:style-name="T16"/></text:p>
          </draw:text-box>
        </draw:frame>
      </draw:page>
      <draw:page draw:name="page3" draw:style-name="dp1" draw:master-page-name="master-page35">
        <draw:frame draw:style-name="gr52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3" draw:text-style-name="P7" draw:layer="layout" svg:width="14.154cm" svg:height="0.353cm" svg:x="5.944cm" svg:y="1.932cm">
          <draw:text-box>
            <text:p text:style-name="P1"><text:span text:style-name="T14"><text:s text:c="12"/></text:span><text:span text:style-name="T14">(подклеить листинг окончательного варианта программы с тестовыми примерами, подписанный </text:span></text:p>
          </draw:text-box>
        </draw:frame>
        <draw:frame draw:style-name="gr54" draw:text-style-name="P7" draw:layer="layout" svg:width="2.352cm" svg:height="0.353cm" svg:x="1.676cm" svg:y="2.214cm">
          <draw:text-box>
            <text:p text:style-name="P1"><text:span text:style-name="T14">преподавателем).</text:span></text:p>
          </draw:text-box>
        </draw:frame>
      </draw:page>
      <draw:page draw:name="page4" draw:style-name="dp1" draw:master-page-name="master-page38">
        <draw:frame draw:style-name="gr55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6" draw:text-style-name="P7" draw:layer="layout" svg:width="0.317cm" svg:height="0.374cm" svg:x="4.447cm" svg:y="1.456cm">
          <draw:text-box>
            <text:p text:style-name="P1"><text:span text:style-name="T17"><text:s/></text:span></text:p>
          </draw:text-box>
        </draw:frame>
        <draw:frame draw:style-name="gr57" draw:text-style-name="P10" draw:layer="layout" svg:width="14.175cm" svg:height="0.353cm" svg:x="5.2cm" svg:y="1.5cm">
          <draw:text-box>
            <text:p text:style-name="P1"><text:span text:style-name="T14">должен содержать дату и время сеансов отладки и основные события (ошибки в сценарии и программе, </text:span></text:p>
          </draw:text-box>
        </draw:frame>
        <draw:frame draw:style-name="gr58" draw:text-style-name="P7" draw:layer="layout" svg:width="17.829cm" svg:height="0.353cm" svg:x="1.043cm" svg:y="1.891cm">
          <draw:text-box>
            <text:p text:style-name="P1"><text:span text:style-name="T14">нестандартные ситуации) и краткие комментарии к ним. В дневнике отладки приводятся сведения об использовании других ЭВМ, </text:span></text:p>
          </draw:text-box>
        </draw:frame>
        <draw:polygon draw:style-name="gr59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59" draw:text-style-name="P5" draw:layer="layout" svg:x1="1.042cm" svg:y1="4.529cm" svg:x2="19.144cm" svg:y2="4.529cm">
          <text:p/>
        </draw:line>
        <draw:line draw:style-name="gr59" draw:text-style-name="P5" draw:layer="layout" svg:x1="14.512cm" svg:y1="3.292cm" svg:x2="14.512cm" svg:y2="17.267cm">
          <text:p/>
        </draw:line>
        <draw:line draw:style-name="gr59" draw:text-style-name="P5" draw:layer="layout" svg:x1="9.619cm" svg:y1="3.292cm" svg:x2="9.619cm" svg:y2="17.267cm">
          <text:p/>
        </draw:line>
        <draw:line draw:style-name="gr59" draw:text-style-name="P5" draw:layer="layout" svg:x1="5.699cm" svg:y1="3.292cm" svg:x2="5.699cm" svg:y2="17.267cm">
          <text:p/>
        </draw:line>
        <draw:line draw:style-name="gr59" draw:text-style-name="P5" draw:layer="layout" svg:x1="4.2cm" svg:y1="3.292cm" svg:x2="4.2cm" svg:y2="17.267cm">
          <text:p/>
        </draw:line>
        <draw:line draw:style-name="gr59" draw:text-style-name="P5" draw:layer="layout" svg:x1="2.964cm" svg:y1="3.292cm" svg:x2="2.964cm" svg:y2="17.267cm">
          <text:p/>
        </draw:line>
        <draw:line draw:style-name="gr59" draw:text-style-name="P5" draw:layer="layout" svg:x1="1.711cm" svg:y1="3.292cm" svg:x2="1.711cm" svg:y2="17.267cm">
          <text:p/>
        </draw:line>
        <draw:frame draw:style-name="gr60" draw:text-style-name="P7" draw:layer="layout" svg:width="11.83cm" svg:height="0.353cm" svg:x="1.043cm" svg:y="2.314cm">
          <draw:text-box>
            <text:p text:style-name="P1"><text:span text:style-name="T14">существенном участии преподавателя и других лиц в написании и отладке программы.</text:span></text:p>
          </draw:text-box>
        </draw:frame>
        <draw:frame draw:style-name="gr61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19"/>Действие по исправлению <text:s text:c="21"/>Примечание</text:span></text:p>
          </draw:text-box>
        </draw:frame>
        <draw:frame draw:style-name="gr62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3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4" draw:text-style-name="P6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5" draw:text-style-name="P2" draw:layer="layout" svg:width="13.972cm" svg:height="0.39cm" svg:x="6.5cm" svg:y="17.7cm">
          <draw:text-box>
            <text:p text:style-name="P1"><text:span text:style-name="T1">по существу работы </text:span><text:span text:style-name="T1">__________________</text:span><text:span text:style-name="T1">__________________</text:span><text:span text:style-name="T1">__________________</text:span><text:span text:style-name="T1">_</text:span></text:p>
          </draw:text-box>
        </draw:frame>
        <draw:frame draw:style-name="gr66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________________________________________</text:span><text:span text:style-name="T1">__________________</text:span></text:p>
          </draw:text-box>
        </draw:frame>
        <draw:frame draw:style-name="gr66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__________</text:span><text:span text:style-name="T1">________________________</text:span></text:p>
          </draw:text-box>
        </draw:frame>
        <draw:frame draw:style-name="gr66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</text:span><text:span text:style-name="T1">_________</text:span><text:span text:style-name="T1">_________</text:span><text:span text:style-name="T1">_________</text:span><text:span text:style-name="T1">_________</text:span><text:span text:style-name="T1">_________</text:span><text:span text:style-name="T1">_________</text:span><text:span text:style-name="T1">_________</text:span><text:span text:style-name="T1">_________</text:span><text:span text:style-name="T1">_________</text:span><text:span text:style-name="T1">_________</text:span><text:span text:style-name="T1">___</text:span></text:p>
          </draw:text-box>
        </draw:frame>
        <draw:frame draw:style-name="gr67" draw:text-style-name="P6" draw:layer="layout" svg:width="2.415cm" svg:height="0.471cm" svg:x="1.7cm" svg:y="19.298cm">
          <draw:text-box>
            <text:p text:style-name="P1"><text:span text:style-name="T1"><text:s/></text:span><text:span text:style-name="T18">1</text:span><text:span text:style-name="T18">1</text:span><text:span text:style-name="T18">.</text:span><text:span text:style-name="T10"> </text:span><text:span text:style-name="T1"><text:s/></text:span><text:span text:style-name="T18">В</text:span><text:span text:style-name="T18">ы</text:span><text:span text:style-name="T18">в</text:span><text:span text:style-name="T18">о</text:span><text:span text:style-name="T18">д</text:span><text:span text:style-name="T18">ы</text:span></text:p>
          </draw:text-box>
        </draw:frame>
        <draw:frame draw:style-name="gr68" draw:text-style-name="P3" draw:layer="layout" svg:width="24.975cm" svg:height="5.641cm" svg:x="1.229cm" svg:y="19.704cm">
          <draw:text-box>
            <text:p text:style-name="P1"><text:span text:style-name="T19"><text:s/></text:span><text:span text:style-name="T19">Я научился составлять программы на языке Си для обработки </text:span><text:span text:style-name="T19">матриц. Матрица в качестве аргумента</text:span></text:p>
            <text:p text:style-name="P1"><text:span text:style-name="T19">функции передаётся не по значению, т. е. не копируется, а </text:span><text:span text:style-name="T19">интерпретируется как указатель. Матрицу </text:span></text:p>
            <text:p text:style-name="P1"><text:span text:style-name="T19">можно представить в другой форме, в том числе линейной. <text:s text:c="13"/></text:span><text:span text:style-name="T19"><text:s text:c="60"/></text:span></text:p>
            <text:p text:style-name="P1"><text:span text:style-name="T19"><text:s text:c="116"/></text:span><text:span text:style-name="T19"><text:s text:c="59"/></text:span></text:p>
            <text:p text:style-name="P1"><text:span text:style-name="T19"><text:s text:c="116"/></text:span><text:span text:style-name="T19"><text:s text:c="59"/></text:span></text:p>
            <text:p text:style-name="P1"><text:span text:style-name="T19"><text:s text:c="116"/></text:span><text:span text:style-name="T19"><text:s text:c="59"/></text:span></text:p>
            <text:p text:style-name="P1"><text:span text:style-name="T19"><text:s text:c="116"/></text:span><text:span text:style-name="T19"><text:s text:c="59"/></text:span></text:p>
            <text:p text:style-name="P1"><text:span text:style-name="T19"><text:s text:c="116"/></text:span><text:span text:style-name="T19"><text:s text:c="59"/></text:span></text:p>
            <text:p text:style-name="P1"><text:span text:style-name="T19"><text:s text:c="116"/></text:span><text:span text:style-name="T19"><text:s text:c="59"/></text:span></text:p>
            <text:p text:style-name="P1"><text:span text:style-name="T19"><text:s text:c="116"/></text:span><text:span text:style-name="T19"><text:s text:c="59"/></text:span></text:p>
            <text:p text:style-name="P1"><text:span text:style-name="T19"/></text:p>
          </draw:text-box>
        </draw:frame>
        <draw:frame draw:style-name="gr69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следующим образом: </text:span><text:span text:style-name="T1">________________________________</text:span></text:p>
          </draw:text-box>
        </draw:frame>
        <draw:frame draw:style-name="gr66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/text:p>
          </draw:text-box>
        </draw:frame>
        <draw:frame draw:style-name="gr66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_____</text:span><text:span text:style-name="T1">____________________________________________</text:span></text:p>
          </draw:text-box>
        </draw:frame>
        <draw:frame draw:style-name="gr66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__________________________</text:span><text:span text:style-name="T1">_____________</text:span></text:p>
          </draw:text-box>
        </draw:frame>
        <draw:frame draw:style-name="gr66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</text:span></text:p>
          </draw:text-box>
        </draw:frame>
        <draw:frame draw:style-name="gr66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0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</text:span><text:span text:style-name="T1">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2:06:31.421634122</dc:date>
    <meta:editing-duration>PT8H50M43S</meta:editing-duration>
    <meta:editing-cycles>107</meta:editing-cycles>
    <meta:generator>LibreOffice/6.4.7.2$Linux_X86_64 LibreOffice_project/40$Build-2</meta:generator>
    <meta:document-statistic meta:object-count="116"/>
  </office:meta>
</office:document-meta>
</file>